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03cm"/>
    </style:style>
    <style:style style:name="co2" style:family="table-column">
      <style:table-column-properties fo:break-before="auto" style:column-width="12.374cm"/>
    </style:style>
    <style:style style:name="co3" style:family="table-column">
      <style:table-column-properties fo:break-before="auto" style:column-width="4.613cm"/>
    </style:style>
    <style:style style:name="co4" style:family="table-column">
      <style:table-column-properties fo:break-before="auto" style:column-width="5.7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09cm" fo:break-before="auto" style:use-optimal-row-height="false"/>
    </style:style>
    <style:style style:name="ro2" style:family="table-row">
      <style:table-row-properties style:row-height="3.438cm" fo:break-before="auto" style:use-optimal-row-height="false"/>
    </style:style>
    <style:style style:name="ro3" style:family="table-row">
      <style:table-row-properties style:row-height="3.126cm" fo:break-before="auto" style:use-optimal-row-height="false"/>
    </style:style>
    <style:style style:name="ro4" style:family="table-row">
      <style:table-row-properties style:row-height="1.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60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vertical-align="middle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60"/>
        <table:table-column table:style-name="co2" table:default-cell-style-name="ce60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COR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SP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TARTUP 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TM32H7xx_HAL_Driv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WIP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ddleware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MSIS_RTO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S232_LIB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ebug_LIB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EPROM_LIB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ittlefs_LIB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ircularBuffer_LIB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RAM_LIB</text:p>
          </table:table-cell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SON_LIB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TC_LIB</text:p>
          </table:table-cell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NTP_LIB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NG_LIB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PIO_SC2_LIB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UpdateMechanism_LIB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aceRecorder_LIB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TP_LIB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AUDIO_LIB <text:s text:c="14"/></text:p>
          </table:table-cell>
          <table:table-cell table:style-name="ce6" office:value-type="string" calcext:value-type="string">
            <text:p>dtmf_generator.h <text:s/>изменено имя переменной (M_PI_ ) <text:s text:c="20"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60" office:value-type="string" calcext:value-type="string">
            <text:p>Возможно в DMA ошибка</text:p>
          </table:table-cell>
          <table:table-cell table:style-name="ce60" office:value-type="string" calcext:value-type="string">
            <text:p>Много потоков стартует sai.cpp</text:p>
          </table:table-cell>
        </table:table-row>
        <table:table-row table:style-name="ro1">
          <table:table-cell table:style-name="ce2" office:value-type="string" calcext:value-type="string">
            <text:p>UDP_JSON_LIB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all_Control_LIB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flash_LIB <text:s text:c="22"/></text:p>
          </table:table-cell>
          <table:table-cell table:style-name="ce6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7" office:value-type="string" calcext:value-type="string">
            <text:p>!!!!</text:p>
          </table:table-cell>
          <table:table-cell/>
        </table:table-row>
        <table:table-row table:style-name="ro1">
          <table:table-cell table:style-name="ce2" office:value-type="string" calcext:value-type="string">
            <text:p>FatFs_LIB 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ests_LIB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uid_LIB 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WDT_LIB</text:p>
          </table:table-cell>
          <table:table-cell table:style-name="ce6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3"/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.00.0000</text:date>, <text:time style:data-style-name="N2" text:time-value="07:52:36.23795268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24T10:02:46.246947806</dc:date>
    <meta:editing-duration>PT20H47M16S</meta:editing-duration>
    <meta:editing-cycles>210</meta:editing-cycles>
    <meta:document-statistic meta:table-count="1" meta:cell-count="37" meta:object-count="0"/>
    <meta:user-defined meta:name=""/>
    <meta:user-defined meta:name="qrichtext">1</meta:user-defined>
  </office:meta>
</office:document-meta>
</file>